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ec86" officeooo:paragraph-rsid="0014ec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a el admin</text:p>
      <text:p text:style-name="P1"/>
      <text:p text:style-name="P1">de momento nuestro juego no dispone de un “panel de admin” pero en teniamos pensado:</text:p>
      <text:p text:style-name="P1"/>
      <text:p text:style-name="P1">1- habra un/os jugador/es admin que dispondran de privilegios para poder avisar a la gente si su comportamiento no es el adecuado o ayudar a aquellos que tengan dudas. Estos jugaroes admin serían seleccionados por nosotros (Adrián, Guillem y <text:s/>Daniel) y en cualquier momento podría serles rebocada la “autoridad” como admins.</text:p>
      <text:p text:style-name="P1"/>
      <text:p text:style-name="P1">2- Mediante el uso del programa Tiled se pueden generar mapas isometricos, descargar el json y cargarlo en el juego. Aviamos pensado en otorgar a los usuarios dicha herramienta y que ellos generasen mapas que, una vez revisados por nosotros, podrian ser implementados en el juego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6:15:14.730793229</meta:creation-date>
    <dc:date>2017-05-23T16:22:06.113204903</dc:date>
    <meta:editing-duration>PT6M53S</meta:editing-duration>
    <meta:editing-cycles>1</meta:editing-cycles>
    <meta:document-statistic meta:table-count="0" meta:image-count="0" meta:object-count="0" meta:page-count="1" meta:paragraph-count="4" meta:word-count="115" meta:character-count="701" meta:non-whitespace-character-count="589"/>
    <meta:generator>LibreOffice/5.1.6.2$Linux_X86_64 LibreOffice_project/10m0$Build-2</meta:generator>
  </office:meta>
</office:document-meta>
</file>